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37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Reference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t Serial</text:p>
          </table:table-cell>
          <table:table-cell office:value-type="string" calcext:value-type="string">
            <text:p>End Serial</text:p>
          </table:table-cell>
          <table:table-cell office:value-type="string" calcext:value-type="string">
            <text:p>Dat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5" calcext:value-type="float">
            <text:p>34235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9" calcext:value-type="float">
            <text:p>34239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2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3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6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5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43" calcext:value-type="float">
            <text:p>34243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8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9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11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12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13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4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5" calcext:value-type="float">
            <text:p>34235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9" calcext:value-type="float">
            <text:p>34239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2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3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6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5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43" calcext:value-type="float">
            <text:p>34243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8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9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11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12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13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4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5" calcext:value-type="float">
            <text:p>34235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9" calcext:value-type="float">
            <text:p>34239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2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3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6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5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43" calcext:value-type="float">
            <text:p>34243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8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9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11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12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13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4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5" calcext:value-type="float">
            <text:p>34235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4239" calcext:value-type="float">
            <text:p>34239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0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2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3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6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40" calcext:value-type="float">
            <text:p>3424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5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43" calcext:value-type="float">
            <text:p>34243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1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36" calcext:value-type="float">
            <text:p>34236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1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8" calcext:value-type="float">
            <text:p>34238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9" calcext:value-type="float">
            <text:p>34239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3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34240" calcext:value-type="float">
            <text:p>3424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4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4241" calcext:value-type="float">
            <text:p>3424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42" calcext:value-type="float">
            <text:p>34242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4235" calcext:value-type="float">
            <text:p>34235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7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8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1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3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J1000004</text:p>
          </table:table-cell>
          <table:table-cell table:style-name="ce2" office:value-type="string" calcext:value-type="string">
            <text:p>Jm3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8digis “hi”</text:p>
          </table:table-cell>
          <table:table-cell table:style-name="ce2" office:value-type="string" calcext:value-type="string">
            <text:p>JJ1000005</text:p>
          </table:table-cell>
          <table:table-cell table:style-name="ce2" office:value-type="string" calcext:value-type="string">
            <text:p>jj765432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J1000006</text:p>
          </table:table-cell>
          <table:table-cell table:style-name="ce2" office:value-type="string" calcext:value-type="string">
            <text:p>JJ15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J1000007</text:p>
          </table:table-cell>
          <table:table-cell office:value-type="string" calcext:value-type="string">
            <text:p>JM20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m3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9digis “hi”</text:p>
          </table:table-cell>
          <table:table-cell table:style-name="ce2" office:value-type="string" calcext:value-type="string">
            <text:p>JJ1000002</text:p>
          </table:table-cell>
          <table:table-cell table:style-name="ce2" office:value-type="string" calcext:value-type="string">
            <text:p>jj7654323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4236" calcext:value-type="float">
            <text:p>34236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2</text:p>
          </table:table-cell>
          <table:table-cell table:style-name="ce2" office:value-type="string" calcext:value-type="string">
            <text:p>JJ152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34237" calcext:value-type="float">
            <text:p>34237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2</text:p>
          </table:table-cell>
          <table:table-cell office:value-type="string" calcext:value-type="string">
            <text:p>JM20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10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100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0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1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2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3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4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5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06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07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08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09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0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w fun 100 device</text:p>
          </table:table-cell>
          <table:table-cell table:style-name="ce2" office:value-type="string" calcext:value-type="string">
            <text:p>JM211</text:p>
          </table:table-cell>
          <table:table-cell office:value-type="string" calcext:value-type="string">
            <text:p>JM1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ew 20 devices’</text:p>
          </table:table-cell>
          <table:table-cell table:style-name="ce2" office:value-type="string" calcext:value-type="string">
            <text:p>JM212</text:p>
          </table:table-cell>
          <table:table-cell table:style-name="ce2" office:value-type="string" calcext:value-type="string">
            <text:p>Jm299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7digis “hi”</text:p>
          </table:table-cell>
          <table:table-cell table:style-name="ce2" office:value-type="string" calcext:value-type="string">
            <text:p>JM213</text:p>
          </table:table-cell>
          <table:table-cell table:style-name="ce2" office:value-type="string" calcext:value-type="string">
            <text:p>jj7654321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4234" calcext:value-type="float">
            <text:p>34234</text:p>
          </table:table-cell>
          <table:table-cell table:style-name="ce2" office:value-type="string" calcext:value-type="string">
            <text:p>jj100 device</text:p>
          </table:table-cell>
          <table:table-cell table:style-name="ce2" office:value-type="string" calcext:value-type="string">
            <text:p>JM214</text:p>
          </table:table-cell>
          <table:table-cell table:style-name="ce2" office:value-type="string" calcext:value-type="string">
            <text:p>JJ150</text:p>
          </table:table-cell>
          <table:table-cell table:style-name="ce3" office:value-type="date" office:date-value="2012-07-02" calcext:value-type="date">
            <text:p>07/02/12</text:p>
          </table:table-cell>
          <table:table-cell table:number-columns-repeated="1018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Faul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M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J101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6:54:49</meta:creation-date>
    <dc:language>en-US</dc:language>
    <dc:date>2020-03-28T23:55:28.442569729</dc:date>
    <meta:editing-cycles>8</meta:editing-cycles>
    <meta:editing-duration>P1DT1H35M3S</meta:editing-duration>
    <meta:generator>LibreOffice/6.0.7.3$Linux_X86_64 LibreOffice_project/00m0$Build-3</meta:generator>
    <meta:document-statistic meta:table-count="2" meta:cell-count="2313" meta:object-count="0"/>
  </office:meta>
</office:document-meta>
</file>